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lementImpl.getBin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capitaliz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Element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Fo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ElementImpl.getAttributeNode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AttributeNodeNS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ElementImpl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setAttribute( String 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ElementImp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AttributeNS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ElementImpl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Capitalized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ElementImpl.getAttribute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getInteger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ElementImpl.getElementsByTagNameNS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ElementImpl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HTMLElementImpl( HT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lementImpl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